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vertical-align="auto" fo:margin-bottom="0in" fo:background-color="#F0F0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.5pt" style:font-size-asian="10.5pt" style:font-size-complex="10.5pt" fo:language="en" fo:country="US"/>
    </style:style>
    <style:style style:name="P2" style:parent-style-name="Normal" style:family="paragraph">
      <style:paragraph-properties style:vertical-align="auto" fo:margin-bottom="0in" fo:background-color="#F0F0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.5pt" style:font-size-asian="10.5pt" style:font-size-complex="10.5pt" fo:language="en" fo:country="US"/>
    </style:style>
    <style:style style:name="P3" style:parent-style-name="Normal" style:family="paragraph">
      <style:paragraph-properties style:vertical-align="auto" fo:margin-bottom="0in" fo:background-color="#F0F0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.5pt" style:font-size-asian="10.5pt" style:font-size-complex="10.5pt" fo:language="en" fo:country="US"/>
    </style:style>
    <style:style style:name="P4" style:parent-style-name="Normal" style:family="paragraph">
      <style:paragraph-properties style:vertical-align="auto" fo:margin-bottom="0in" fo:background-color="#F0F0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fo:font-size="10.5pt" style:font-size-asian="10.5pt" style:font-size-complex="10.5pt" fo:language="en" fo:country="US"/>
    </style:style>
    <style:style style:name="P5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&lt;&lt;foreach [in<text:s/>Persons]&gt;&gt;Name: &lt;&lt;[Name]&gt;&gt;, Age: &lt;&lt;[Age]&gt;&gt;, Date ofBirth:<text:s/></text:p>
      <text:p text:style-name="P2">&lt;&lt;[Birth]:"dd.MM.yyyy"&gt;&gt;</text:p>
      <text:p text:style-name="P3">&lt;&lt;/foreach&gt;&gt;</text:p>
      <text:p text:style-name="P4">Average age: &lt;&lt;[Persons.Average(p =&gt; p.Age)]&gt;&gt;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Иван</meta:initial-creator>
    <dc:creator>yaroslaw</dc:creator>
    <meta:creation-date>2015-12-14T07:00:00Z</meta:creation-date>
    <dc:date>2019-12-18T13:56:00Z</dc:date>
    <meta:template xlink:href="Normal" xlink:type="simple"/>
    <meta:editing-cycles>18</meta:editing-cycles>
    <meta:editing-duration>PT2820S</meta:editing-duration>
    <meta:document-statistic meta:page-count="1" meta:paragraph-count="1" meta:word-count="23" meta:character-count="158" meta:row-count="1" meta:non-whitespace-character-count="136"/>
  </office:meta>
</office:document-meta>
</file>